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4cm" svg:stroke-color="#000000" draw:marker-start-width="0.26cm" draw:marker-end="Arrow" draw:marker-end-width="0.3cm" draw:fill="none" draw:textarea-vertical-align="middl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svg:stroke-color="#000000" draw:marker-start="Arrow" draw:marker-start-width="0.3cm" draw:marker-end="Arrow" draw:marker-end-width="0.3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000000" draw:marker-start-width="0.26cm" draw:marker-end-width="0.26cm" draw:fill-color="#93b0cf" draw:textarea-horizontal-align="justify" draw:textarea-vertical-align="middle" draw:auto-grow-height="false" fo:min-height="1.71cm" fo:min-width="3.46cm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1.111cm" fo:min-width="3.765cm"/>
    </style:style>
    <style:style style:name="gr5" style:family="graphic" style:parent-style-name="standard">
      <style:graphic-properties svg:stroke-width="0.04cm" svg:stroke-color="#000000" draw:marker-start-width="0.26cm" draw:marker-end-width="0.26cm" draw:fill-color="#9bcd9b" draw:textarea-horizontal-align="justify" draw:textarea-vertical-align="middle" draw:auto-grow-height="false" fo:min-height="1.71cm" fo:min-width="3.46cm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3.331cm" fo:min-width="2.97cm"/>
    </style:style>
    <style:style style:name="gr7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3.886cm" fo:min-width="3.173cm"/>
    </style:style>
    <style:style style:name="gr8" style:family="graphic" style:parent-style-name="standard">
      <style:graphic-properties svg:stroke-width="0.04cm" svg:stroke-color="#000000" draw:marker-start-width="0.26cm" draw:marker-end="Arrow" draw:marker-end-width="0.3cm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000000" draw:marker-start-width="0.26cm" draw:marker-end-width="0.26cm" draw:fill-color="#99ccff" draw:textarea-horizontal-align="justify" draw:textarea-vertical-align="middle" draw:auto-grow-height="false" fo:min-height="0.01cm" fo:min-width="0cm" fo:padding-top="0.145cm" fo:padding-bottom="0.145cm" fo:padding-left="0.27cm" fo:padding-right="0.27cm"/>
    </style:style>
    <style:style style:name="gr10" style:family="graphic" style:parent-style-name="standard">
      <style:graphic-properties svg:stroke-width="0.04cm" svg:stroke-color="#000000" draw:marker-start="Arrow" draw:marker-start-width="0.3cm" draw:marker-end-width="0.26cm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svg:stroke-width="0.04cm" svg:stroke-color="#000000" draw:marker-start-width="0.26cm" draw:marker-end-width="0.26cm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75cm" fo:min-width="1.518cm"/>
    </style:style>
    <style:style style:name="gr13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right" draw:auto-grow-height="true" draw:auto-grow-width="true" fo:min-height="0.475cm" fo:min-width="1.518cm"/>
    </style:style>
    <style:style style:name="gr14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75cm" fo:min-width="3.406cm"/>
    </style:style>
    <style:style style:name="gr15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false" fo:min-height="0.712cm" fo:min-width="0.353cm"/>
    </style:style>
    <style:style style:name="gr16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712cm" fo:min-width="0.353cm"/>
    </style:style>
    <style:style style:name="gr17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right" draw:auto-grow-height="true" draw:auto-grow-width="true" fo:min-height="2.221cm" fo:min-width="3.765cm"/>
    </style:style>
    <style:style style:name="gr19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75cm" fo:min-width="2.292cm"/>
    </style:style>
    <style:style style:name="gr20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1.666cm" fo:min-width="3.139cm"/>
    </style:style>
    <style:style style:name="gr21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false" fo:min-height="0.475cm" fo:min-width="3.167cm" fo:padding-top="0.05cm" fo:padding-bottom="0.05cm" fo:padding-left="0.25cm" fo:padding-right="0.25cm"/>
    </style:style>
    <style:style style:name="gr22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3.331cm" fo:min-width="3.139cm"/>
    </style:style>
    <style:style style:name="gr23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2.776cm" fo:min-width="3.998cm"/>
    </style:style>
    <style:style style:name="gr24" style:family="graphic" style:parent-style-name="objectwithoutfill">
      <style:graphic-properties svg:stroke-width="0.04cm" svg:stroke-color="#000000" draw:marker-start="" draw:marker-start-width="0.3cm" draw:marker-end="Arrow" draw:marker-end-width="0.3cm" draw:fill="none" draw:textarea-vertical-align="middle" fo:padding-top="0.145cm" fo:padding-bottom="0.145cm" fo:padding-left="0.27cm" fo:padding-right="0.2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right" draw:auto-grow-height="true" draw:auto-grow-width="true" fo:min-height="2.221cm" fo:min-width="3.287cm"/>
    </style:style>
    <style:style style:name="gr29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75cm" fo:min-width="3.545cm"/>
    </style:style>
    <style:style style:name="gr30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75cm" fo:min-width="2.059cm"/>
    </style:style>
    <style:style style:name="gr31" style:family="graphic">
      <style:graphic-properties style:protect="size"/>
    </style:style>
    <style:style style:name="gr32" style:family="graphic" style:parent-style-name="objectwithoutfill">
      <style:graphic-properties draw:stroke="dash" draw:stroke-dash="Fine_20_Dashed"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 fo:padding-top="0cm" fo:padding-bottom="0cm"/>
    </style:style>
    <style:style style:name="gr34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75cm" fo:min-width="2.92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3b0c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9bcd9b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loext:graphic-properties draw:fill-color="#99ccff"/>
      <style:paragraph-properties fo:text-align="center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  <style:paragraph-properties fo:text-align="end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18cm" svg:y1="19cm" svg:x2="26cm" svg:y2="19cm" draw:start-shape="id1" draw:start-glue-point="1" draw:end-shape="id2" draw:end-glue-point="3" svg:d="M18000 19000h8000" svg:viewBox="0 0 8001 1">
          <text:p/>
        </draw:connector>
        <draw:connector draw:style-name="gr2" draw:text-style-name="P1" draw:layer="layout" draw:type="line" svg:x1="30cm" svg:y1="19cm" svg:x2="38cm" svg:y2="19cm" draw:start-shape="id2" draw:start-glue-point="1" draw:end-shape="id3" draw:end-glue-point="3" svg:d="M30000 19000h8000" svg:viewBox="0 0 8001 1">
          <text:p/>
        </draw:connector>
        <draw:custom-shape draw:style-name="gr3" draw:text-style-name="P3" draw:layer="layout" svg:width="4cm" svg:height="2cm" svg:x="24.007cm" svg:y="4.017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265cm" svg:height="1.361cm" svg:x="28.007cm" svg:y="3.998cm">
          <draw:text-box>
            <text:p><text:span text:style-name="T2">Standort ID</text:span></text:p>
            <text:p><text:span text:style-name="T3">Name</text:span></text:p>
          </draw:text-box>
        </draw:frame>
        <draw:custom-shape draw:style-name="gr5" draw:text-style-name="P5" xml:id="id6" draw:id="id6" draw:layer="layout" svg:width="4cm" svg:height="2cm" svg:x="24.007cm" svg:y="3.998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4cm" svg:height="2cm" svg:x="30.007cm" svg:y="9.998cm">
          <text:p text:style-name="P2"><text:span text:style-name="T1">Ad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47cm" svg:height="3.581cm" svg:x="34.007cm" svg:y="9.998cm">
          <draw:text-box>
            <text:p><text:span text:style-name="T2">Adresse ID</text:span></text:p>
            <text:p><text:span text:style-name="T4">Straße</text:span></text:p>
            <text:p><text:span text:style-name="T4">Hausnummer</text:span></text:p>
            <text:p><text:span text:style-name="T4">Postleitzahl</text:span></text:p>
            <text:p><text:span text:style-name="T4">Ort</text:span></text:p>
            <text:p><text:span text:style-name="T4">Land</text:span></text:p>
          </draw:text-box>
        </draw:frame>
        <draw:custom-shape draw:style-name="gr3" draw:text-style-name="P3" xml:id="id4" draw:id="id4" draw:layer="layout" svg:width="4cm" svg:height="2cm" svg:x="36.007cm" svg:y="3.998cm">
          <text:p text:style-name="P2"><text:span text:style-name="T1">Mitarbe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3.673cm" svg:height="4.136cm" svg:x="40.007cm" svg:y="3.998cm">
          <draw:text-box>
            <text:p><text:span text:style-name="T2">Mitarbeiter ID</text:span></text:p>
            <text:p><text:span text:style-name="T3">Vorname</text:span></text:p>
            <text:p><text:span text:style-name="T3">Nachname</text:span></text:p>
            <text:p><text:span text:style-name="T3">Geschlecht</text:span></text:p>
            <text:p><text:span text:style-name="T3">Durchwahl</text:span></text:p>
            <text:p><text:span text:style-name="T3">E-Mail</text:span></text:p>
            <text:p><text:span text:style-name="T3">Monatsgehalt</text:span></text:p>
          </draw:text-box>
        </draw:frame>
        <draw:connector draw:style-name="gr8" draw:text-style-name="P2" draw:layer="layout" svg:x1="38.007cm" svg:y1="5.998cm" svg:x2="32.007cm" svg:y2="9.998cm" draw:start-shape="id4" draw:start-glue-point="2" draw:end-shape="id5" svg:d="M38007 5998v2000h-6000v2000" svg:viewBox="0 0 6001 4001">
          <text:p/>
        </draw:connector>
        <draw:custom-shape draw:style-name="gr9" draw:text-style-name="P7" draw:layer="layout" svg:width="0.6cm" svg:height="0.6cm" svg:x="37.707cm" svg:y="7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svg:x1="26.007cm" svg:y1="5.998cm" svg:x2="32.007cm" svg:y2="9.998cm" draw:start-shape="id6" draw:start-glue-point="2" draw:end-shape="id5" svg:d="M26007 5998v2000h6000v2000" svg:viewBox="0 0 6001 4001">
          <text:p/>
        </draw:connector>
        <draw:custom-shape draw:style-name="gr9" draw:text-style-name="P7" draw:layer="layout" svg:width="0.6cm" svg:height="0.6cm" svg:x="25.707cm" svg:y="7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xml:id="id7" draw:id="id7" draw:layer="layout" svg:width="0.6cm" svg:height="0.6cm" svg:x="31.707cm" svg:y="1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svg:x1="26.007cm" svg:y1="3.998cm" svg:x2="31.707cm" svg:y2="2.017cm" draw:start-shape="id6" draw:start-glue-point="0" draw:end-shape="id7" draw:end-glue-point="5" svg:d="M26007 3998v-1981h5700" svg:viewBox="0 0 5701 1982">
          <text:p/>
        </draw:connector>
        <draw:connector draw:style-name="gr11" draw:text-style-name="P2" draw:layer="layout" svg:x1="32.307cm" svg:y1="2.017cm" svg:x2="38.007cm" svg:y2="3.998cm" draw:start-shape="id7" draw:start-glue-point="7" draw:end-shape="id4" draw:end-glue-point="0" svg:d="M32307 2017h5700v1981" svg:viewBox="0 0 5701 1982">
          <text:p/>
        </draw:connector>
        <draw:frame draw:style-name="gr12" draw:text-style-name="P8" draw:layer="layout" svg:width="2.018cm" svg:height="0.725cm" svg:x="26.007cm" svg:y="7.998cm">
          <draw:text-box>
            <text:p><text:span text:style-name="T5">hat eine</text:span></text:p>
          </draw:text-box>
        </draw:frame>
        <draw:frame draw:style-name="gr13" draw:text-style-name="P8" draw:layer="layout" svg:width="2.018cm" svg:height="0.725cm" svg:x="35.989cm" svg:y="7.998cm">
          <draw:text-box>
            <text:p><text:span text:style-name="T5">hat eine</text:span></text:p>
          </draw:text-box>
        </draw:frame>
        <draw:frame draw:style-name="gr14" draw:text-style-name="P8" draw:layer="layout" svg:width="3.906cm" svg:height="0.725cm" svg:x="32.007cm" svg:y="1.273cm">
          <draw:text-box>
            <text:p><text:span text:style-name="T5">arbeiten an einem</text:span></text:p>
          </draw:text-box>
        </draw:frame>
        <draw:frame draw:style-name="gr15" draw:text-style-name="P9" draw:layer="layout" svg:width="0.853cm" svg:height="0.962cm" svg:x="25.154cm" svg:y="6.036cm">
          <draw:text-box>
            <text:p>1</text:p>
          </draw:text-box>
        </draw:frame>
        <draw:frame draw:style-name="gr16" draw:text-style-name="P9" draw:layer="layout" svg:width="0.853cm" svg:height="0.962cm" svg:x="31.207cm" svg:y="9.036cm">
          <draw:text-box>
            <text:p>1</text:p>
          </draw:text-box>
        </draw:frame>
        <draw:frame draw:style-name="gr17" draw:text-style-name="P9" draw:layer="layout" svg:width="0.853cm" svg:height="0.962cm" svg:x="32.007cm" svg:y="9.036cm">
          <draw:text-box>
            <text:p>1</text:p>
          </draw:text-box>
        </draw:frame>
        <draw:frame draw:style-name="gr16" draw:text-style-name="P9" draw:layer="layout" svg:width="0.853cm" svg:height="0.962cm" svg:x="38.007cm" svg:y="5.998cm">
          <draw:text-box>
            <text:p>1</text:p>
          </draw:text-box>
        </draw:frame>
        <draw:frame draw:style-name="gr16" draw:text-style-name="P9" draw:layer="layout" svg:width="0.853cm" svg:height="0.962cm" svg:x="38.007cm" svg:y="3.036cm">
          <draw:text-box>
            <text:p>1</text:p>
          </draw:text-box>
        </draw:frame>
        <draw:frame draw:style-name="gr16" draw:text-style-name="P9" draw:layer="layout" svg:width="0.853cm" svg:height="0.962cm" svg:x="25.154cm" svg:y="3.036cm">
          <draw:text-box>
            <text:p>1</text:p>
          </draw:text-box>
        </draw:frame>
        <draw:custom-shape draw:style-name="gr3" draw:text-style-name="P3" draw:layer="layout" svg:width="4cm" svg:height="2cm" svg:x="12.007cm" svg:y="3.998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4.265cm" svg:height="2.471cm" svg:x="7.672cm" svg:y="3.998cm">
          <draw:text-box>
            <text:p text:style-name="P10"><text:span text:style-name="T2">Öffnungszeit ID</text:span></text:p>
            <text:p text:style-name="P10"><text:span text:style-name="T3">Wochentag</text:span></text:p>
            <text:p text:style-name="P10"><text:span text:style-name="T3">Von Uhrzeit</text:span></text:p>
            <text:p text:style-name="P10"><text:span text:style-name="T3">Bis Uhrzeit</text:span></text:p>
          </draw:text-box>
        </draw:frame>
        <draw:custom-shape draw:style-name="gr3" draw:text-style-name="P3" xml:id="id8" draw:id="id8" draw:layer="layout" svg:width="4cm" svg:height="2cm" svg:x="12.007cm" svg:y="3.998cm">
          <text:p text:style-name="P2"><text:span text:style-name="T1">Öffnungsze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24.007cm" svg:y1="4.998cm" svg:x2="16.007cm" svg:y2="4.998cm" draw:start-shape="id6" draw:start-glue-point="3" draw:end-shape="id8" svg:d="M24007 4998h-8000" svg:viewBox="0 0 8001 1">
          <text:p/>
        </draw:connector>
        <draw:custom-shape draw:style-name="gr9" draw:text-style-name="P7" draw:layer="layout" svg:width="0.6cm" svg:height="0.6cm" svg:x="19.707cm" svg:y="4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8" draw:layer="layout" svg:width="2.792cm" svg:height="0.725cm" svg:x="20.007cm" svg:y="4.998cm">
          <draw:text-box>
            <text:p><text:span text:style-name="T5">hat mehrere</text:span></text:p>
          </draw:text-box>
        </draw:frame>
        <draw:frame draw:style-name="gr16" draw:text-style-name="P9" draw:layer="layout" svg:width="0.853cm" svg:height="0.962cm" svg:x="23.154cm" svg:y="4.036cm">
          <draw:text-box>
            <text:p>1</text:p>
          </draw:text-box>
        </draw:frame>
        <draw:frame draw:style-name="gr16" draw:text-style-name="P9" draw:layer="layout" svg:width="0.853cm" svg:height="0.962cm" svg:x="16.007cm" svg:y="3.998cm">
          <draw:text-box>
            <text:p>n</text:p>
          </draw:text-box>
        </draw:frame>
        <draw:custom-shape draw:style-name="gr3" draw:text-style-name="P3" xml:id="id9" draw:id="id9" draw:layer="layout" svg:width="4cm" svg:height="2cm" svg:x="14cm" svg:y="12cm">
          <text:p text:style-name="P2"><text:span text:style-name="T1">Spielp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6" draw:layer="layout" svg:width="3.639cm" svg:height="1.916cm" svg:x="18cm" svg:y="12cm">
          <draw:text-box>
            <text:p><text:span text:style-name="T2">Spielplan ID</text:span></text:p>
            <text:p><text:span text:style-name="T4">Name</text:span></text:p>
            <text:p><text:span text:style-name="T4">Webseitentext</text:span></text:p>
          </draw:text-box>
        </draw:frame>
        <draw:polyline draw:style-name="gr1" draw:text-style-name="P1" draw:layer="layout" svg:width="9.905cm" svg:height="2.831cm" draw:transform="skewX (-6.63954858306117E-017) rotate (-2.35619449019235) translate (24cm 6cm)" svg:viewBox="0 0 9906 2832" draw:points="0,0 8492,2832 9906,1418">
          <text:p/>
        </draw:polyline>
        <draw:custom-shape draw:style-name="gr9" draw:text-style-name="P7" draw:layer="layout" svg:width="0.6cm" svg:height="0.6cm" svg:x="15.7cm" svg:y="9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8" draw:layer="layout" svg:width="3.513cm" svg:height="0.575cm" draw:transform="rotate (0.462512251778497) translate (15.8cm 9.367cm)">
          <draw:text-box>
            <text:p><text:span text:style-name="T5">besitzt mehrere</text:span></text:p>
          </draw:text-box>
        </draw:frame>
        <draw:frame draw:style-name="gr16" draw:text-style-name="P9" draw:layer="layout" svg:width="0.853cm" svg:height="0.962cm" draw:transform="rotate (0.462512251778497) translate (22.826cm 5.552cm)">
          <draw:text-box>
            <text:p>1</text:p>
          </draw:text-box>
        </draw:frame>
        <draw:frame draw:style-name="gr16" draw:text-style-name="P9" draw:layer="layout" svg:width="0.853cm" svg:height="0.962cm" svg:x="15.147cm" svg:y="11.038cm">
          <draw:text-box>
            <text:p>n</text:p>
          </draw:text-box>
        </draw:frame>
        <draw:custom-shape draw:style-name="gr3" draw:text-style-name="P3" xml:id="id2" draw:id="id2" draw:layer="layout" svg:width="4cm" svg:height="2cm" svg:x="26cm" svg:y="18cm">
          <text:p text:style-name="P2"><text:span text:style-name="T1">Fi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3" draw:layer="layout" svg:width="3.639cm" svg:height="3.581cm" svg:x="25.961cm" svg:y="20cm">
          <draw:text-box>
            <text:p text:style-name="P12"><text:span text:style-name="T2">Film ID</text:span></text:p>
            <text:p text:style-name="P12"><text:span text:style-name="T4">Name</text:span></text:p>
            <text:p text:style-name="P12"><text:span text:style-name="T4">Jahr</text:span></text:p>
            <text:p text:style-name="P12"><text:span text:style-name="T4">Genre</text:span></text:p>
            <text:p text:style-name="P12"><text:span text:style-name="T4">Verleiher</text:span></text:p>
            <text:p text:style-name="P12"><text:span text:style-name="T4">Webseitentext</text:span></text:p>
          </draw:text-box>
        </draw:frame>
        <draw:custom-shape draw:style-name="gr3" draw:text-style-name="P3" xml:id="id3" draw:id="id3" draw:layer="layout" svg:width="4cm" svg:height="2cm" svg:x="38cm" svg:y="18cm">
          <text:p text:style-name="P2"><text:span text:style-name="T1">Mitwirk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6" draw:layer="layout" svg:width="4.498cm" svg:height="3.026cm" svg:x="38cm" svg:y="20cm">
          <draw:text-box>
            <text:p><text:span text:style-name="T2">Mitwirkender ID</text:span></text:p>
            <text:p><text:span text:style-name="T4">Vorname</text:span></text:p>
            <text:p><text:span text:style-name="T4">Nachname</text:span></text:p>
            <text:p><text:span text:style-name="T4">Art der Mitwirkung</text:span></text:p>
            <text:p><text:span text:style-name="T4">Name im Film</text:span></text:p>
          </draw:text-box>
        </draw:frame>
        <draw:connector draw:style-name="gr24" draw:text-style-name="P1" draw:layer="layout" draw:type="line" svg:x1="16cm" svg:y1="14cm" svg:x2="16cm" svg:y2="18cm" draw:start-shape="id9" draw:start-glue-point="2" draw:end-shape="id1" draw:end-glue-point="0" svg:d="M16000 14000v4000" svg:viewBox="0 0 1 4001">
          <text:p/>
        </draw:connector>
        <draw:custom-shape draw:style-name="gr9" draw:text-style-name="P7" draw:layer="layout" svg:width="0.6cm" svg:height="0.6cm" svg:x="15.7cm" svg:y="1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0.6cm" svg:height="0.6cm" svg:x="21.7cm" svg:y="18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9" draw:layer="layout" svg:width="0.853cm" svg:height="0.962cm" svg:x="15.147cm" svg:y="14.038cm">
          <draw:text-box>
            <text:p>1</text:p>
          </draw:text-box>
        </draw:frame>
        <draw:frame draw:style-name="gr25" draw:text-style-name="P9" draw:layer="layout" svg:width="0.853cm" svg:height="0.962cm" svg:x="15.147cm" svg:y="17cm">
          <draw:text-box>
            <text:p>n</text:p>
          </draw:text-box>
        </draw:frame>
        <draw:frame draw:style-name="gr26" draw:text-style-name="P9" draw:layer="layout" svg:width="0.853cm" svg:height="0.962cm" svg:x="30cm" svg:y="18.038cm">
          <draw:text-box>
            <text:p>n</text:p>
          </draw:text-box>
        </draw:frame>
        <draw:frame draw:style-name="gr27" draw:text-style-name="P9" draw:layer="layout" svg:width="1.031cm" svg:height="0.962cm" svg:x="36.969cm" svg:y="18.038cm">
          <draw:text-box>
            <text:p>m</text:p>
          </draw:text-box>
        </draw:frame>
        <draw:custom-shape draw:style-name="gr3" draw:text-style-name="P3" xml:id="id1" draw:id="id1" draw:layer="layout" svg:width="4cm" svg:height="2cm" svg:x="14cm" svg:y="18cm">
          <text:p text:style-name="P2"><text:span text:style-name="T1">Vorführ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3.787cm" svg:height="3.026cm" svg:x="10.213cm" svg:y="18cm">
          <draw:text-box>
            <text:p text:style-name="P10"><text:span text:style-name="T2">Vorführung ID</text:span></text:p>
            <text:p text:style-name="P10"><text:span text:style-name="T4">Wochentag</text:span></text:p>
            <text:p text:style-name="P10"><text:span text:style-name="T4">Von Uhrzeit</text:span></text:p>
            <text:p text:style-name="P10"><text:span text:style-name="T4">Bis Uhrzeit</text:span></text:p>
            <text:p text:style-name="P10"><text:span text:style-name="T4">Kinosaal</text:span></text:p>
          </draw:text-box>
        </draw:frame>
        <draw:frame draw:style-name="gr29" draw:text-style-name="P8" draw:layer="layout" svg:width="4.045cm" svg:height="0.725cm" svg:x="16cm" svg:y="16cm">
          <draw:text-box>
            <text:p><text:span text:style-name="T5">beinhaltet mehrere</text:span></text:p>
          </draw:text-box>
        </draw:frame>
        <draw:custom-shape draw:style-name="gr9" draw:text-style-name="P7" draw:layer="layout" svg:width="0.6cm" svg:height="0.6cm" svg:x="33.7cm" svg:y="18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9" draw:layer="layout" svg:width="0.853cm" svg:height="0.962cm" svg:x="18cm" svg:y="18.038cm">
          <draw:text-box>
            <text:p>n</text:p>
          </draw:text-box>
        </draw:frame>
        <draw:frame draw:style-name="gr25" draw:text-style-name="P9" draw:layer="layout" svg:width="0.853cm" svg:height="0.962cm" svg:x="25.147cm" svg:y="18.038cm">
          <draw:text-box>
            <text:p>1</text:p>
          </draw:text-box>
        </draw:frame>
        <draw:frame draw:style-name="gr30" draw:text-style-name="P8" draw:layer="layout" svg:width="2.559cm" svg:height="0.725cm" svg:x="22.041cm" svg:y="18.275cm">
          <draw:text-box>
            <text:p><text:span text:style-name="T5">zeigt einen</text:span></text:p>
          </draw:text-box>
        </draw:frame>
        <draw:frame draw:style-name="gr19" draw:text-style-name="P8" draw:layer="layout" svg:width="2.792cm" svg:height="0.725cm" svg:x="34.008cm" svg:y="18.275cm">
          <draw:text-box>
            <text:p><text:span text:style-name="T5">hat mehrere</text:span></text:p>
          </draw:text-box>
        </draw:fram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3" draw:text-style-name="P3" draw:layer="layout" svg:width="4cm" svg:height="2cm" svg:x="24.007cm" svg:y="4.017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265cm" svg:height="1.361cm" svg:x="28.007cm" svg:y="3.998cm">
          <draw:text-box>
            <text:p><text:span text:style-name="T2">Standort ID</text:span></text:p>
            <text:p><text:span text:style-name="T3">Name</text:span></text:p>
          </draw:text-box>
        </draw:frame>
        <draw:custom-shape draw:style-name="gr5" draw:text-style-name="P5" xml:id="id12" draw:id="id12" draw:layer="layout" svg:width="4cm" svg:height="2cm" svg:x="24.007cm" svg:y="3.998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" draw:id="id11" draw:layer="layout" svg:width="4cm" svg:height="2cm" svg:x="30.007cm" svg:y="9.998cm">
          <text:p text:style-name="P2"><text:span text:style-name="T1">Ad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47cm" svg:height="3.581cm" svg:x="34.007cm" svg:y="9.998cm">
          <draw:text-box>
            <text:p><text:span text:style-name="T2">Adresse ID</text:span></text:p>
            <text:p><text:span text:style-name="T4">Straße</text:span></text:p>
            <text:p><text:span text:style-name="T4">Hausnummer</text:span></text:p>
            <text:p><text:span text:style-name="T4">Postleitzahl</text:span></text:p>
            <text:p><text:span text:style-name="T4">Ort</text:span></text:p>
            <text:p><text:span text:style-name="T4">Land</text:span></text:p>
          </draw:text-box>
        </draw:frame>
        <draw:custom-shape draw:style-name="gr3" draw:text-style-name="P3" xml:id="id10" draw:id="id10" draw:layer="layout" svg:width="4cm" svg:height="2cm" svg:x="36.007cm" svg:y="3.998cm">
          <text:p text:style-name="P2"><text:span text:style-name="T1">Mitarbe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3.673cm" svg:height="4.136cm" svg:x="40.007cm" svg:y="3.998cm">
          <draw:text-box>
            <text:p><text:span text:style-name="T2">Mitarbeiter ID</text:span></text:p>
            <text:p><text:span text:style-name="T3">Vorname</text:span></text:p>
            <text:p><text:span text:style-name="T3">Nachname</text:span></text:p>
            <text:p><text:span text:style-name="T3">Geschlecht</text:span></text:p>
            <text:p><text:span text:style-name="T3">Durchwahl</text:span></text:p>
            <text:p><text:span text:style-name="T3">E-Mail</text:span></text:p>
            <text:p><text:span text:style-name="T3">Monatsgehalt</text:span></text:p>
          </draw:text-box>
        </draw:frame>
        <draw:connector draw:style-name="gr8" draw:text-style-name="P2" draw:layer="layout" svg:x1="38.007cm" svg:y1="5.998cm" svg:x2="32.007cm" svg:y2="9.998cm" draw:start-shape="id10" draw:start-glue-point="2" draw:end-shape="id11" svg:d="M38007 5998v2000h-6000v2000" svg:viewBox="0 0 6001 4001">
          <text:p/>
        </draw:connector>
        <draw:custom-shape draw:style-name="gr9" draw:text-style-name="P7" draw:layer="layout" svg:width="0.6cm" svg:height="0.6cm" svg:x="37.707cm" svg:y="7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svg:x1="26.007cm" svg:y1="5.998cm" svg:x2="32.007cm" svg:y2="9.998cm" draw:start-shape="id12" draw:start-glue-point="2" draw:end-shape="id11" svg:d="M26007 5998v2000h6000v2000" svg:viewBox="0 0 6001 4001">
          <text:p/>
        </draw:connector>
        <draw:custom-shape draw:style-name="gr9" draw:text-style-name="P7" draw:layer="layout" svg:width="0.6cm" svg:height="0.6cm" svg:x="25.707cm" svg:y="7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xml:id="id13" draw:id="id13" draw:layer="layout" svg:width="0.6cm" svg:height="0.6cm" svg:x="31.707cm" svg:y="1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svg:x1="26.007cm" svg:y1="3.998cm" svg:x2="31.707cm" svg:y2="2.017cm" draw:start-shape="id12" draw:start-glue-point="0" draw:end-shape="id13" draw:end-glue-point="5" svg:d="M26007 3998v-1981h5700" svg:viewBox="0 0 5701 1982">
          <text:p/>
        </draw:connector>
        <draw:connector draw:style-name="gr11" draw:text-style-name="P2" draw:layer="layout" svg:x1="32.307cm" svg:y1="2.017cm" svg:x2="38.007cm" svg:y2="3.998cm" draw:start-shape="id13" draw:start-glue-point="7" draw:end-shape="id10" draw:end-glue-point="0" svg:d="M32307 2017h5700v1981" svg:viewBox="0 0 5701 1982">
          <text:p/>
        </draw:connector>
        <draw:frame draw:style-name="gr12" draw:text-style-name="P8" draw:layer="layout" svg:width="2.018cm" svg:height="0.725cm" svg:x="26.007cm" svg:y="7.998cm">
          <draw:text-box>
            <text:p><text:span text:style-name="T5">hat eine</text:span></text:p>
          </draw:text-box>
        </draw:frame>
        <draw:frame draw:style-name="gr13" draw:text-style-name="P8" draw:layer="layout" svg:width="2.018cm" svg:height="0.725cm" svg:x="35.989cm" svg:y="7.998cm">
          <draw:text-box>
            <text:p><text:span text:style-name="T5">hat eine</text:span></text:p>
          </draw:text-box>
        </draw:frame>
        <draw:frame draw:style-name="gr14" draw:text-style-name="P8" draw:layer="layout" svg:width="3.906cm" svg:height="0.725cm" svg:x="32.007cm" svg:y="1.273cm">
          <draw:text-box>
            <text:p><text:span text:style-name="T5">arbeiten an einem</text:span></text:p>
          </draw:text-box>
        </draw:frame>
        <draw:frame draw:style-name="gr15" draw:text-style-name="P9" draw:layer="layout" svg:width="0.853cm" svg:height="0.962cm" svg:x="25.154cm" svg:y="6.036cm">
          <draw:text-box>
            <text:p>1</text:p>
          </draw:text-box>
        </draw:frame>
        <draw:frame draw:style-name="gr16" draw:text-style-name="P9" draw:layer="layout" svg:width="0.853cm" svg:height="0.962cm" svg:x="31.207cm" svg:y="9.036cm">
          <draw:text-box>
            <text:p>1</text:p>
          </draw:text-box>
        </draw:frame>
        <draw:frame draw:style-name="gr17" draw:text-style-name="P9" draw:layer="layout" svg:width="0.853cm" svg:height="0.962cm" svg:x="32.007cm" svg:y="9.036cm">
          <draw:text-box>
            <text:p>1</text:p>
          </draw:text-box>
        </draw:frame>
        <draw:frame draw:style-name="gr16" draw:text-style-name="P9" draw:layer="layout" svg:width="0.853cm" svg:height="0.962cm" svg:x="38.007cm" svg:y="5.998cm">
          <draw:text-box>
            <text:p>1</text:p>
          </draw:text-box>
        </draw:frame>
        <draw:frame draw:style-name="gr16" draw:text-style-name="P9" draw:layer="layout" svg:width="0.853cm" svg:height="0.962cm" svg:x="38.007cm" svg:y="3.036cm">
          <draw:text-box>
            <text:p>1</text:p>
          </draw:text-box>
        </draw:frame>
        <draw:frame draw:style-name="gr16" draw:text-style-name="P9" draw:layer="layout" svg:width="0.853cm" svg:height="0.962cm" svg:x="25.154cm" svg:y="3.036cm">
          <draw:text-box>
            <text:p>1</text:p>
          </draw:text-box>
        </draw:frame>
        <draw:custom-shape draw:style-name="gr3" draw:text-style-name="P3" draw:layer="layout" svg:width="4cm" svg:height="2cm" svg:x="12.007cm" svg:y="3.998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4.265cm" svg:height="2.471cm" svg:x="7.672cm" svg:y="3.998cm">
          <draw:text-box>
            <text:p text:style-name="P10"><text:span text:style-name="T2">Öffnungszeit ID</text:span></text:p>
            <text:p text:style-name="P10"><text:span text:style-name="T3">Wochentag</text:span></text:p>
            <text:p text:style-name="P10"><text:span text:style-name="T3">Von Uhrzeit</text:span></text:p>
            <text:p text:style-name="P10"><text:span text:style-name="T3">Bis Uhrzeit</text:span></text:p>
          </draw:text-box>
        </draw:frame>
        <draw:custom-shape draw:style-name="gr3" draw:text-style-name="P3" xml:id="id14" draw:id="id14" draw:layer="layout" svg:width="4cm" svg:height="2cm" svg:x="12.007cm" svg:y="3.998cm">
          <text:p text:style-name="P2"><text:span text:style-name="T1">Öffnungsze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24.007cm" svg:y1="4.998cm" svg:x2="16.007cm" svg:y2="4.998cm" draw:start-shape="id12" draw:start-glue-point="3" draw:end-shape="id14" svg:d="M24007 4998h-8000" svg:viewBox="0 0 8001 1">
          <text:p/>
        </draw:connector>
        <draw:custom-shape draw:style-name="gr9" draw:text-style-name="P7" draw:layer="layout" svg:width="0.6cm" svg:height="0.6cm" svg:x="19.707cm" svg:y="4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8" draw:layer="layout" svg:width="2.792cm" svg:height="0.725cm" svg:x="20.007cm" svg:y="4.998cm">
          <draw:text-box>
            <text:p><text:span text:style-name="T5">hat mehrere</text:span></text:p>
          </draw:text-box>
        </draw:frame>
        <draw:frame draw:style-name="gr16" draw:text-style-name="P9" draw:layer="layout" svg:width="0.853cm" svg:height="0.962cm" svg:x="23.154cm" svg:y="4.036cm">
          <draw:text-box>
            <text:p>1</text:p>
          </draw:text-box>
        </draw:frame>
        <draw:frame draw:style-name="gr16" draw:text-style-name="P9" draw:layer="layout" svg:width="0.853cm" svg:height="0.962cm" svg:x="16.007cm" svg:y="3.998cm">
          <draw:text-box>
            <text:p>n</text:p>
          </draw:text-box>
        </draw:frame>
        <draw:line draw:style-name="gr32" draw:text-style-name="P1" draw:layer="layout" svg:x1="24cm" svg:y1="6cm" svg:x2="20cm" svg:y2="8cm">
          <text:p/>
        </draw:line>
        <draw:frame draw:style-name="gr33" draw:text-style-name="P9" draw:layer="layout" svg:width="1.035cm" svg:height="0.712cm" draw:transform="rotate (0.462512251778497) translate (18.8cm 7.963cm)">
          <draw:text-box>
            <text:p>...</text:p>
          </draw:text-box>
        </draw:frame>
        <presentation:notes draw:style-name="dp2">
          <draw:page-thumbnail draw:style-name="gr31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onnector draw:style-name="gr1" draw:text-style-name="P1" draw:layer="layout" draw:type="line" svg:x1="18cm" svg:y1="19cm" svg:x2="26cm" svg:y2="19cm" draw:start-shape="id15" draw:start-glue-point="1" draw:end-shape="id16" draw:end-glue-point="3" svg:d="M18000 19000h8000" svg:viewBox="0 0 8001 1">
          <text:p/>
        </draw:connector>
        <draw:connector draw:style-name="gr2" draw:text-style-name="P1" draw:layer="layout" draw:type="line" svg:x1="30cm" svg:y1="19cm" svg:x2="38cm" svg:y2="19cm" draw:start-shape="id16" draw:start-glue-point="1" draw:end-shape="id17" draw:end-glue-point="3" svg:d="M30000 19000h8000" svg:viewBox="0 0 8001 1">
          <text:p/>
        </draw:connector>
        <draw:custom-shape draw:style-name="gr5" draw:text-style-name="P5" xml:id="id19" draw:id="id19" draw:layer="layout" svg:width="4cm" svg:height="2cm" svg:x="20cm" svg:y="8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8" draw:id="id18" draw:layer="layout" svg:width="4cm" svg:height="2cm" svg:x="14cm" svg:y="12cm">
          <text:p text:style-name="P2"><text:span text:style-name="T1">Spielp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6" draw:layer="layout" svg:width="3.639cm" svg:height="1.916cm" svg:x="18cm" svg:y="12cm">
          <draw:text-box>
            <text:p><text:span text:style-name="T2">Spielplan ID</text:span></text:p>
            <text:p><text:span text:style-name="T4">Name</text:span></text:p>
            <text:p><text:span text:style-name="T4">Webseitentext</text:span></text:p>
          </draw:text-box>
        </draw:frame>
        <draw:frame draw:style-name="gr16" draw:text-style-name="P16" draw:layer="layout" svg:width="0.853cm" svg:height="0.962cm" svg:x="15.147cm" svg:y="11.038cm">
          <draw:text-box>
            <text:p><text:span text:style-name="T1">n</text:span></text:p>
          </draw:text-box>
        </draw:frame>
        <draw:custom-shape draw:style-name="gr3" draw:text-style-name="P3" xml:id="id16" draw:id="id16" draw:layer="layout" svg:width="4cm" svg:height="2cm" svg:x="26cm" svg:y="18cm">
          <text:p text:style-name="P2"><text:span text:style-name="T1">Fi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3" draw:layer="layout" svg:width="3.639cm" svg:height="3.581cm" svg:x="25.961cm" svg:y="20cm">
          <draw:text-box>
            <text:p text:style-name="P12"><text:span text:style-name="T2">Film ID</text:span></text:p>
            <text:p text:style-name="P12"><text:span text:style-name="T4">Name</text:span></text:p>
            <text:p text:style-name="P12"><text:span text:style-name="T4">Jahr</text:span></text:p>
            <text:p text:style-name="P12"><text:span text:style-name="T4">Genre</text:span></text:p>
            <text:p text:style-name="P12"><text:span text:style-name="T4">Verleiher</text:span></text:p>
            <text:p text:style-name="P12"><text:span text:style-name="T4">Webseitentext</text:span></text:p>
          </draw:text-box>
        </draw:frame>
        <draw:custom-shape draw:style-name="gr3" draw:text-style-name="P3" xml:id="id17" draw:id="id17" draw:layer="layout" svg:width="4cm" svg:height="2cm" svg:x="38cm" svg:y="18cm">
          <text:p text:style-name="P2"><text:span text:style-name="T1">Mitwirk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6" draw:layer="layout" svg:width="4.498cm" svg:height="3.026cm" svg:x="38cm" svg:y="20cm">
          <draw:text-box>
            <text:p><text:span text:style-name="T2">Mitwirkender ID</text:span></text:p>
            <text:p><text:span text:style-name="T4">Vorname</text:span></text:p>
            <text:p><text:span text:style-name="T4">Nachname</text:span></text:p>
            <text:p><text:span text:style-name="T4">Art der Mitwirkung</text:span></text:p>
            <text:p><text:span text:style-name="T4">Name im Film</text:span></text:p>
          </draw:text-box>
        </draw:frame>
        <draw:connector draw:style-name="gr24" draw:text-style-name="P1" draw:layer="layout" draw:type="line" svg:x1="16cm" svg:y1="14cm" svg:x2="16cm" svg:y2="18cm" draw:start-shape="id18" draw:start-glue-point="2" draw:end-shape="id15" draw:end-glue-point="0" svg:d="M16000 14000v4000" svg:viewBox="0 0 1 4001">
          <text:p/>
        </draw:connector>
        <draw:custom-shape draw:style-name="gr9" draw:text-style-name="P7" draw:layer="layout" svg:width="0.6cm" svg:height="0.6cm" svg:x="15.7cm" svg:y="1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0.6cm" svg:height="0.6cm" svg:x="21.7cm" svg:y="18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6" draw:layer="layout" svg:width="0.853cm" svg:height="0.962cm" svg:x="15.147cm" svg:y="14.038cm">
          <draw:text-box>
            <text:p><text:span text:style-name="T1">1</text:span></text:p>
          </draw:text-box>
        </draw:frame>
        <draw:frame draw:style-name="gr25" draw:text-style-name="P16" draw:layer="layout" svg:width="0.853cm" svg:height="0.962cm" svg:x="15.147cm" svg:y="17cm">
          <draw:text-box>
            <text:p><text:span text:style-name="T1">n</text:span></text:p>
          </draw:text-box>
        </draw:frame>
        <draw:frame draw:style-name="gr26" draw:text-style-name="P16" draw:layer="layout" svg:width="0.853cm" svg:height="0.962cm" svg:x="30cm" svg:y="18.038cm">
          <draw:text-box>
            <text:p><text:span text:style-name="T1">n</text:span></text:p>
          </draw:text-box>
        </draw:frame>
        <draw:frame draw:style-name="gr27" draw:text-style-name="P16" draw:layer="layout" svg:width="1.031cm" svg:height="0.962cm" svg:x="36.969cm" svg:y="18.038cm">
          <draw:text-box>
            <text:p><text:span text:style-name="T1">m</text:span></text:p>
          </draw:text-box>
        </draw:frame>
        <draw:custom-shape draw:style-name="gr3" draw:text-style-name="P3" xml:id="id15" draw:id="id15" draw:layer="layout" svg:width="4cm" svg:height="2cm" svg:x="14cm" svg:y="18cm">
          <text:p text:style-name="P2"><text:span text:style-name="T1">Vorführ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3.787cm" svg:height="3.026cm" svg:x="10.213cm" svg:y="18cm">
          <draw:text-box>
            <text:p text:style-name="P10"><text:span text:style-name="T2">Vorführung ID</text:span></text:p>
            <text:p text:style-name="P10"><text:span text:style-name="T4">Wochentag</text:span></text:p>
            <text:p text:style-name="P10"><text:span text:style-name="T4">Von Uhrzeit</text:span></text:p>
            <text:p text:style-name="P10"><text:span text:style-name="T4">Bis Uhrzeit</text:span></text:p>
            <text:p text:style-name="P10"><text:span text:style-name="T4">Kinosaal</text:span></text:p>
          </draw:text-box>
        </draw:frame>
        <draw:frame draw:style-name="gr29" draw:text-style-name="P8" draw:layer="layout" svg:width="4.045cm" svg:height="0.725cm" svg:x="16cm" svg:y="16cm">
          <draw:text-box>
            <text:p><text:span text:style-name="T5">beinhaltet mehrere</text:span></text:p>
          </draw:text-box>
        </draw:frame>
        <draw:custom-shape draw:style-name="gr9" draw:text-style-name="P7" draw:layer="layout" svg:width="0.6cm" svg:height="0.6cm" svg:x="33.7cm" svg:y="18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6" draw:layer="layout" svg:width="0.853cm" svg:height="0.962cm" svg:x="18cm" svg:y="18.038cm">
          <draw:text-box>
            <text:p><text:span text:style-name="T1">n</text:span></text:p>
          </draw:text-box>
        </draw:frame>
        <draw:frame draw:style-name="gr25" draw:text-style-name="P16" draw:layer="layout" svg:width="0.853cm" svg:height="0.962cm" svg:x="25.147cm" svg:y="18.038cm">
          <draw:text-box>
            <text:p><text:span text:style-name="T1">1</text:span></text:p>
          </draw:text-box>
        </draw:frame>
        <draw:frame draw:style-name="gr30" draw:text-style-name="P8" draw:layer="layout" svg:width="2.559cm" svg:height="0.725cm" svg:x="22.041cm" svg:y="18.275cm">
          <draw:text-box>
            <text:p><text:span text:style-name="T5">zeigt einen</text:span></text:p>
          </draw:text-box>
        </draw:frame>
        <draw:frame draw:style-name="gr19" draw:text-style-name="P8" draw:layer="layout" svg:width="2.792cm" svg:height="0.725cm" svg:x="34.008cm" svg:y="18.275cm">
          <draw:text-box>
            <text:p><text:span text:style-name="T5">hat mehrere</text:span></text:p>
          </draw:text-box>
        </draw:frame>
        <draw:connector draw:style-name="gr1" draw:text-style-name="P1" draw:layer="layout" svg:x1="20cm" svg:y1="9cm" svg:x2="16cm" svg:y2="12cm" draw:start-shape="id19" draw:start-glue-point="3" draw:end-shape="id18" draw:end-glue-point="0" svg:d="M20000 9000h-4000v3000" svg:viewBox="0 0 4001 3001">
          <text:p/>
        </draw:connector>
        <draw:custom-shape draw:style-name="gr9" draw:text-style-name="P7" draw:layer="layout" svg:width="0.6cm" svg:height="0.6cm" svg:x="15.7cm" svg:y="8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9" draw:layer="layout" svg:width="0.853cm" svg:height="0.962cm" svg:x="19.147cm" svg:y="8.038cm">
          <draw:text-box>
            <text:p>1</text:p>
          </draw:text-box>
        </draw:frame>
        <draw:frame draw:style-name="gr34" draw:text-style-name="P8" draw:layer="layout" svg:width="3.427cm" svg:height="0.725cm" svg:x="16cm" svg:y="8.275cm">
          <draw:text-box>
            <text:p><text:span text:style-name="T5">besitzt mehrere</text:span></text:p>
          </draw:text-box>
        </draw:frame>
        <presentation:notes draw:style-name="dp2">
          <draw:page-thumbnail draw:style-name="gr31" draw:layer="layout" svg:width="14.848cm" svg:height="11.136cm" svg:x="3.075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71cm" fo:margin-bottom="0cm" fo:text-indent="0cm"/>
      <style:text-properties fo:font-size="40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28cm" fo:margin-bottom="0cm" fo:text-indent="0cm"/>
      <style:text-properties fo:font-size="34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85cm" fo:margin-bottom="0cm" fo:text-indent="0cm"/>
      <style:text-properties fo:font-size="28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9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40.499cm" svg:height="5.009cm" svg:x="2.25cm" svg:y="1.195cm" presentation:class="title" presentation:placeholder="true">
        <draw:text-box/>
      </draw:frame>
      <draw:frame presentation:style-name="Default-outline1" draw:layer="backgroundobjects" svg:width="40.499cm" svg:height="17.399cm" svg:x="2.25cm" svg:y="7.02cm" presentation:class="outline" presentation:placeholder="true">
        <draw:text-box/>
      </draw:frame>
      <draw:frame presentation:style-name="Mpr1" draw:text-style-name="MP2" draw:layer="backgroundobjects" svg:width="10.484cm" svg:height="2.069cm" svg:x="2.25cm" svg:y="27.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4.264cm" svg:height="2.069cm" svg:x="15.39cm" svg:y="27.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0.484cm" svg:height="2.069cm" svg:x="32.265cm" svg:y="27.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17T16:06:18.902587048</meta:creation-date>
    <dc:date>2018-02-19T04:10:03.891449652</dc:date>
    <dc:creator>Dennis Schulmeister-Zimolong</dc:creator>
    <meta:editing-duration>PT1H17M45S</meta:editing-duration>
    <meta:editing-cycles>32</meta:editing-cycles>
    <meta:generator>LibreOffice/5.4.4.2$Linux_X86_64 LibreOffice_project/40m0$Build-2</meta:generator>
    <meta:document-statistic meta:object-count="148"/>
  </office:meta>
</office:document-meta>
</file>